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3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6688" calcext:value-type="float">
            <text:p>2.45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1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3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1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3736" calcext:value-type="float">
            <text:p>0.1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036576" calcext:value-type="float">
            <text:p>0.0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6096" calcext:value-type="float">
            <text:p>-0.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43256" calcext:value-type="float">
            <text:p>-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16408" calcext:value-type="float">
            <text:p>-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256032" calcext:value-type="float">
            <text:p>-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338328" calcext:value-type="float">
            <text:p>-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435864" calcext:value-type="float">
            <text:p>-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3368" calcext:value-type="float">
            <text:p>2.5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6-26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7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4-02-0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10-23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7-24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6-0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4-25 1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3-02-08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11-0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8-08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6-0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5-11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2-01-26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11-1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8-0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5-0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16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1-02-09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11-16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8-12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5-13 0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20-02-0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11-18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10-15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8-08 18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4-30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9-01-29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2-12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1-07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0-18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03048" calcext:value-type="float">
            <text:p>-0.0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10-1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018288" calcext:value-type="float">
            <text:p>-0.0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8-30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7-30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4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8-01-31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2-0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11-06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8-03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5-10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21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7-02-07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11-0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8-1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5-11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3-10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6-02-11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10-28 18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8-1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5-12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5-02-1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11-20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8-12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5-0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4-02-19 1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10-30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8-07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5-01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3-01-30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11-0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8-02 1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5-09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2-02-0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11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8-0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5-05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1-02-08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11-04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8-04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5-06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10-02-10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11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8-0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5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9-02-06 13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11-0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5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8-01-31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11-06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8-2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5-2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8192" calcext:value-type="float">
            <text:p>2.2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7-02-19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11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8-18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5-24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6-02-09 2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11-01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8-09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5-03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5-02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11-02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8-18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5-07 0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4-02-19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5-07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5-04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1-02-15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07-18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200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99-04-14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G34S7</text:p>
          </table:table-cell>
          <table:table-cell office:value-type="string" calcext:value-type="string">
            <text:p>Sunset Harbor North</text:p>
          </table:table-cell>
          <table:table-cell office:value-type="string" calcext:value-type="string">
            <text:p>1998-06-15 2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90" meta:object-count="0"/>
    <meta:user-defined meta:name="AppVersion">3.0</meta:user-defined>
  </office:meta>
</office:document-meta>
</file>